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ad0f29b-7fff-2ef4-d2e3-9f6581776274"/>Bases de datos -</text:p>
      <text:p text:style-name="P1">Clase 3 - 07/04/2021</text:p>
      <text:p text:style-name="Text_20_body"/>
      <text:p text:style-name="P1">PPT - Clase2</text:p>
      <text:p text:style-name="P1">Tecnicas para construir un DER</text:p>
      <text:p text:style-name="P1">Reglas para construir un DER</text:p>
      <text:p text:style-name="P1">Normalizacion</text:p>
      <text:p text:style-name="P1">Diagrama de tablas</text:p>
      <text:p text:style-name="Text_20_body"/>
      <text:p text:style-name="P1">PPT - Clase3</text:p>
      <text:p text:style-name="P1">Integridad de datos</text:p>
      <text:p text:style-name="P1">Reglas de Negocio</text:p>
      <text:p text:style-name="P1">Restricciones</text:p>
      <text:p text:style-name="P1">NULL - NOT NULL - </text:p>
      <text:p text:style-name="P1">NULL es no existe o no lo conozco, no es lo mismo que poner un 0 o un string vacio, ya que estos ocupan espacio en disco.</text:p>
      <text:p text:style-name="Text_20_body"/>
      <text:p text:style-name="P1">Script en el managment Studio</text:p>
      <text:p text:style-name="P1">Default</text:p>
      <text:p text:style-name="P1">Identity</text:p>
      <text:p text:style-name="P1">Campos calculados</text:p>
      <text:p text:style-name="P1">check</text:p>
      <text:p text:style-name="P1">Timestamp</text:p>
      <text:p text:style-name="P1">Integridad de Filas</text:p>
      <text:p text:style-name="P1">Primary Key -&gt; es solo una, pero la misma puede ser una combinacion de campos</text:p>
      <text:p text:style-name="P1">Integridad Referencial</text:p>
      <text:p text:style-name="P1">Foreing Key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3:19:27.483288567</meta:creation-date>
    <dc:date>2021-04-08T23:20:12.564376578</dc:date>
    <meta:editing-duration>PT46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100" meta:character-count="542" meta:non-whitespace-character-count="463"/>
  </office:meta>
</office:document-meta>
</file>